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MMono10-Regular1" svg:font-family="LMMono10-Regular"/>
    <style:font-face style:name="LMMono8-Regular" svg:font-family="LMMono8-Regular"/>
    <style:font-face style:name="LMMonoLt10-Bold" svg:font-family="LMMonoLt10-Bold"/>
    <style:font-face style:name="MSAM10" svg:font-family="MSAM10"/>
    <style:font-face style:name="MSAM7" svg:font-family="MSAM7"/>
    <style:font-face style:name="Mangal1" svg:font-family="Mangal"/>
    <style:font-face style:name="LMMono10-Regular" svg:font-family="LMMono10-Regular" style:font-family-generic="swiss"/>
    <style:font-face style:name="LMSans10-Bold" svg:font-family="LMSans10-Bold" style:font-family-generic="swiss"/>
    <style:font-face style:name="LMSans10-Oblique" svg:font-family="LMSans10-Oblique" style:font-family-generic="swiss"/>
    <style:font-face style:name="LMSans10-Regular" svg:font-family="LMSans10-Regular" style:font-family-generic="swiss"/>
    <style:font-face style:name="LMSans12-Oblique" svg:font-family="LMSans12-Oblique" style:font-family-generic="swiss"/>
    <style:font-face style:name="LMSans12-Regular" svg:font-family="LMSans12-Regular" style:font-family-generic="swiss"/>
    <style:font-face style:name="LMSans8-Regular" svg:font-family="LMSans8-Regular"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Times New Roman" fo:font-size="8pt" style:font-name-asian="LMSans12-Regular" style:font-size-asian="8pt" style:font-name-complex="LMSans12-Regular" style:font-size-complex="8pt"/>
    </style:style>
    <style:style style:name="P2" style:family="paragraph" style:parent-style-name="Standard" style:list-style-name="">
      <style:paragraph-properties style:text-autospace="none"/>
      <style:text-properties fo:color="#000000" style:font-name="Times New Roman" fo:font-size="8pt" style:font-name-asian="LMSans12-Regular" style:font-size-asian="8pt" style:font-name-complex="LMSans12-Regular" style:font-size-complex="8pt"/>
    </style:style>
    <style:style style:name="P3" style:family="paragraph" style:parent-style-name="Standard">
      <style:text-properties fo:color="#000000" style:font-name="Times New Roman" fo:font-size="8pt" style:font-size-asian="8pt" style:font-size-complex="8pt"/>
    </style:style>
    <style:style style:name="P4" style:family="paragraph" style:parent-style-name="Standard" style:list-style-name="">
      <style:paragraph-properties style:text-autospace="none"/>
      <style:text-properties fo:color="#000000" style:font-name="Times New Roman" fo:font-size="8pt" style:font-size-asian="8pt" style:font-size-complex="8pt"/>
    </style:style>
    <style:style style:name="P5" style:family="paragraph" style:parent-style-name="Standard" style:list-style-name="">
      <style:paragraph-properties fo:text-align="start" style:justify-single-word="false" style:text-autospace="none"/>
      <style:text-properties fo:color="#000000" style:font-name="Times New Roman" fo:font-size="8pt" style:font-size-asian="8pt" style:font-size-complex="8pt"/>
    </style:style>
    <style:style style:name="P6"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7" style:family="paragraph" style:parent-style-name="Standard" style:list-style-name="">
      <style:paragraph-properties fo:text-align="start" style:justify-single-word="false" style:text-autospace="none"/>
      <style:text-properties fo:color="#000000" style:font-name="Times New Roman" fo:font-size="8pt" style:font-name-asian="LMSans10-Regular" style:font-size-asian="8pt" style:font-name-complex="LMSans10-Regular" style:font-size-complex="8pt"/>
    </style:style>
    <style:style style:name="P8" style:family="paragraph" style:parent-style-name="Standard" style:list-style-name="">
      <style:paragraph-properties style:text-autospace="none"/>
      <style:text-properties fo:color="#000000" style:font-name="Times New Roman" fo:font-size="8pt" style:font-name-asian="LMSans10-Regular" style:font-size-asian="8pt" style:font-name-complex="LMSans10-Regular" style:font-size-complex="8pt"/>
    </style:style>
    <style:style style:name="P9" style:family="paragraph" style:parent-style-name="Standard" style:list-style-name="">
      <style:paragraph-properties style:text-autospace="none"/>
      <style:text-properties fo:color="#000000" style:font-name="Times New Roman" fo:font-size="8pt" style:font-name-asian="LMMono8-Regular" style:font-size-asian="8pt" style:font-name-complex="LMMono8-Regular" style:font-size-complex="8pt"/>
    </style:style>
    <style:style style:name="P10" style:family="paragraph" style:parent-style-name="Standard" style:list-style-name="">
      <style:paragraph-properties fo:text-align="start" style:justify-single-word="false" style:text-autospace="none"/>
      <style:text-properties fo:color="#000000" style:font-name="Times New Roman" fo:font-size="8pt" style:font-name-asian="LMMono10-Regular" style:font-size-asian="8pt" style:font-name-complex="LMMono10-Regular" style:font-size-complex="8pt"/>
    </style:style>
    <style:style style:name="P11" style:family="paragraph" style:parent-style-name="Standard" style:list-style-name="">
      <style:paragraph-properties fo:text-align="start" style:justify-single-word="false" style:text-autospace="none"/>
      <style:text-properties fo:color="#000000" style:font-name="Times New Roman" fo:font-size="8pt" style:text-underline-style="solid" style:text-underline-width="auto" style:text-underline-color="font-color" style:font-name-asian="LMSans10-Regular" style:font-size-asian="8pt" style:font-name-complex="LMSans10-Regular" style:font-size-complex="8pt"/>
    </style:style>
    <style:style style:name="P12" style:family="paragraph" style:parent-style-name="Standard" style:list-style-name="">
      <style:paragraph-properties style:text-autospace="none"/>
      <style:text-properties fo:color="#000000" style:font-name="Times New Roman" fo:font-size="8pt" style:text-underline-style="solid" style:text-underline-width="auto" style:text-underline-color="font-color" style:font-name-asian="LMSans10-Regular" style:font-size-asian="8pt" style:font-name-complex="LMSans10-Regular" style:font-size-complex="8pt"/>
    </style:style>
    <style:style style:name="P13" style:family="paragraph" style:parent-style-name="Standard" style:list-style-name="">
      <style:paragraph-properties style:text-autospace="none"/>
      <style:text-properties fo:color="#000000" style:font-name="Times New Roman" fo:font-size="8pt" style:text-underline-style="solid" style:text-underline-width="auto" style:text-underline-color="font-color" style:font-name-asian="LMSans12-Regular" style:font-size-asian="8pt" style:font-name-complex="LMSans12-Regular" style:font-size-complex="8pt"/>
    </style:style>
    <style:style style:name="P14" style:family="paragraph" style:parent-style-name="Standard" style:list-style-name="">
      <style:paragraph-properties fo:text-align="start" style:justify-single-word="false" style:text-autospace="none"/>
      <style:text-properties fo:color="#000000" style:font-name="Times New Roman" fo:font-size="8pt" style:text-underline-style="solid" style:text-underline-width="auto" style:text-underline-color="font-color" style:font-name-asian="LMSans12-Regular" style:font-size-asian="8pt" style:font-name-complex="LMSans12-Regular" style:font-size-complex="8pt"/>
    </style:style>
    <style:style style:name="P15" style:family="paragraph" style:parent-style-name="Standard" style:list-style-name="">
      <style:paragraph-properties style:text-autospace="none"/>
      <style:text-properties fo:color="#000000" style:font-name="Times New Roman" fo:font-size="8pt" style:text-underline-style="solid" style:text-underline-width="auto" style:text-underline-color="font-color" style:font-name-asian="LMMono10-Regular1" style:font-size-asian="8pt" style:font-name-complex="LMMono10-Regular1" style:font-size-complex="8pt"/>
    </style:style>
    <style:style style:name="P16" style:family="paragraph" style:parent-style-name="Standard" style:list-style-name="">
      <style:paragraph-properties fo:text-align="start" style:justify-single-word="false" style:text-autospace="none"/>
      <style:text-properties fo:color="#000000" style:font-name="Times New Roman" fo:font-size="8pt" style:text-underline-style="solid" style:text-underline-width="auto" style:text-underline-color="font-color" style:font-name-asian="LMMono10-Regular1" style:font-size-asian="8pt" style:font-name-complex="LMMono10-Regular1" style:font-size-complex="8pt"/>
    </style:style>
    <style:style style:name="P17" style:family="paragraph" style:parent-style-name="Standard" style:list-style-name="">
      <style:paragraph-properties style:text-autospace="none"/>
      <style:text-properties fo:color="#000000" style:font-name="Times New Roman" fo:font-size="8pt" style:text-underline-style="solid" style:text-underline-width="auto" style:text-underline-color="font-color" style:font-size-asian="8pt" style:font-size-complex="8pt"/>
    </style:style>
    <style:style style:name="P18" style:family="paragraph" style:parent-style-name="Standard" style:list-style-name="">
      <style:paragraph-properties fo:text-align="start" style:justify-single-word="false" style:text-autospace="none"/>
      <style:text-properties fo:color="#000000" style:font-name="Times New Roman" fo:font-size="8pt" style:text-underline-style="solid" style:text-underline-width="auto" style:text-underline-color="font-color" style:font-size-asian="8pt" style:font-size-complex="8pt"/>
    </style:style>
    <style:style style:name="P19" style:family="paragraph" style:parent-style-name="Standard" style:list-style-name="">
      <style:paragraph-properties style:text-autospace="none"/>
      <style:text-properties fo:color="#00000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20" style:family="paragraph" style:parent-style-name="Standard">
      <style:text-properties fo:color="#000000" fo:font-size="8pt" fo:font-weight="normal" style:font-size-asian="8pt" style:font-weight-asian="normal" style:font-size-complex="8pt" style:font-weight-complex="normal"/>
    </style:style>
    <style:style style:name="P21" style:family="paragraph" style:parent-style-name="Standard">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P22" style:family="paragraph" style:parent-style-name="Standard">
      <style:text-properties fo:color="#000000" fo:font-size="8pt" style:text-underline-style="solid" style:text-underline-width="auto" style:text-underline-color="font-color" fo:font-weight="normal" style:font-size-asian="8pt" style:font-weight-asian="normal" style:font-size-complex="8pt" style:font-weight-complex="normal"/>
    </style:style>
    <style:style style:name="P23" style:family="paragraph" style:parent-style-name="Standard">
      <style:text-properties fo:color="#000000" fo:font-size="8pt" fo:font-style="italic" style:text-underline-style="solid" style:text-underline-width="auto" style:text-underline-color="font-color" fo:font-weight="normal" style:font-size-asian="8pt" style:font-weight-asian="normal" style:font-size-complex="8pt" style:font-weight-complex="normal"/>
    </style:style>
    <style:style style:name="P24" style:family="paragraph" style:parent-style-name="Standard">
      <style:text-properties fo:color="#000000" fo:font-size="8pt" style:text-underline-style="none" fo:font-weight="normal" style:font-size-asian="8pt" style:font-weight-asian="normal" style:font-size-complex="8pt" style:font-weight-complex="normal"/>
    </style:style>
    <style:style style:name="P25" style:family="paragraph" style:parent-style-name="Standard">
      <style:text-properties fo:color="#000000" fo:font-size="8pt" style:font-size-asian="8pt" style:font-size-complex="8pt"/>
    </style:style>
    <style:style style:name="P26" style:family="paragraph" style:parent-style-name="Preformatted_20_Text">
      <style:text-properties fo:color="#000000" style:font-name="Times New Roman" fo:font-size="8pt" style:font-size-asian="8pt" style:font-size-complex="8pt"/>
    </style:style>
    <style:style style:name="P27" style:family="paragraph" style:parent-style-name="Preformatted_20_Text">
      <style:paragraph-properties fo:margin-top="0cm" fo:margin-bottom="0.499cm"/>
      <style:text-properties fo:color="#000000" style:font-name="Times New Roman" fo:font-size="8pt" style:font-size-asian="8pt" style:font-size-complex="8pt"/>
    </style:style>
    <style:style style:name="P28" style:family="paragraph" style:parent-style-name="Preformatted_20_Text">
      <style:paragraph-properties fo:margin-top="0cm" fo:margin-bottom="0.499cm"/>
      <style:text-properties fo:color="#000000" style:font-name="Times New Roman" fo:font-size="8pt" style:text-underline-style="solid" style:text-underline-width="auto" style:text-underline-color="font-color" style:font-size-asian="8pt" style:font-size-complex="8pt"/>
    </style:style>
    <style:style style:name="T1" style:family="text">
      <style:text-properties fo:font-weight="bold" style:font-weight-asian="bold" style:font-weight-complex="bold"/>
    </style:style>
    <style:style style:name="T2" style:family="text">
      <style:text-properties fo:font-weight="bold" style:font-name-asian="LMSans10-Bold" style:font-weight-asian="bold" style:font-name-complex="LMSans10-Bold" style:font-weight-complex="bold"/>
    </style:style>
    <style:style style:name="T3" style:family="text">
      <style:text-properties fo:font-weight="bold" style:font-name-asian="LMSans12-Regular" style:font-weight-asian="bold" style:font-name-complex="LMSans12-Regular" style:font-weight-complex="bold"/>
    </style:style>
    <style:style style:name="T4" style:family="text">
      <style:text-properties fo:font-weight="bold" style:font-name-asian="LMMonoLt10-Bold" style:font-weight-asian="bold" style:font-name-complex="LMMonoLt10-Bold" style:font-weight-complex="bold"/>
    </style:style>
    <style:style style:name="T5" style:family="text">
      <style:text-properties fo:font-weight="bold" style:font-name-asian="LMSans10-Regular" style:font-weight-asian="bold" style:font-name-complex="LMSans10-Regular" style:font-weight-complex="bold"/>
    </style:style>
    <style:style style:name="T6" style:family="text">
      <style:text-properties fo:font-weight="bold" style:font-name-asian="LMMono10-Regular" style:font-weight-asian="bold" style:font-name-complex="LMMono10-Regular" style:font-weight-complex="bold"/>
    </style:style>
    <style:style style:name="T7" style:family="text">
      <style:text-properties fo:font-style="italic"/>
    </style:style>
    <style:style style:name="T8" style:family="text">
      <style:text-properties fo:font-style="italic" style:text-underline-style="solid" style:text-underline-width="auto" style:text-underline-color="font-color"/>
    </style:style>
    <style:style style:name="T9" style:family="text">
      <style:text-properties fo:font-style="italic" style:font-name-asian="LMSans10-Oblique" style:font-style-asian="italic" style:font-name-complex="LMSans10-Oblique" style:font-style-complex="italic"/>
    </style:style>
    <style:style style:name="T10" style:family="text">
      <style:text-properties fo:font-style="italic" style:font-name-asian="LMSans12-Oblique" style:font-style-asian="italic" style:font-name-complex="LMSans12-Oblique" style:font-style-complex="italic"/>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font-name="Times New Roman" fo:font-size="8pt" style:font-size-asian="8pt" style:font-size-complex="8pt"/>
    </style:style>
    <style:style style:name="T14" style:family="text">
      <style:text-properties fo:font-weight="normal" style:font-weight-asian="normal" style:font-weight-complex="normal"/>
    </style:style>
    <style:style style:name="T15" style:family="text">
      <style:text-properties fo:font-weight="normal" style:font-name-asian="LMSans12-Regular" style:font-weight-asian="normal" style:font-name-complex="LMSans12-Regular" style:font-weight-complex="normal"/>
    </style:style>
    <style:style style:name="T16" style:family="text">
      <style:text-properties fo:color="#3333b3"/>
    </style:style>
    <style:style style:name="T17" style:family="text">
      <style:text-properties fo:color="#3333b3" fo:font-style="italic" style:font-name-asian="LMSans12-Oblique" style:font-style-asian="italic" style:font-name-complex="LMSans12-Oblique" style:font-style-complex="italic"/>
    </style:style>
    <style:style style:name="T18" style:family="text">
      <style:text-properties fo:color="#3333b3" style:font-name-asian="MSAM10" style:font-name-complex="MSAM10"/>
    </style:style>
    <style:style style:name="T19" style:family="text">
      <style:text-properties fo:color="#3333b3" style:font-name-asian="MSAM7" style:font-name-complex="MSAM7"/>
    </style:style>
    <style:style style:name="T20" style:family="text">
      <style:text-properties fo:color="#3333b3" style:font-name-asian="LMMono10-Regular1" style:font-name-complex="LMMono10-Regular1"/>
    </style:style>
    <style:style style:name="T21" style:family="text">
      <style:text-properties fo:color="#3333b3" style:font-name-asian="LMMono10-Regular" style:font-name-complex="LMMono10-Regular"/>
    </style:style>
    <style:style style:name="T22" style:family="text">
      <style:text-properties fo:color="#3333b3" style:font-name-asian="LMSans12-Regular" style:font-name-complex="LMSans12-Regular"/>
    </style:style>
    <style:style style:name="T23" style:family="text">
      <style:text-properties fo:color="#3333b3" fo:font-weight="bold" style:font-name-asian="LMSans12-Regular" style:font-weight-asian="bold" style:font-name-complex="LMSans12-Regular" style:font-weight-complex="bold"/>
    </style:style>
    <style:style style:name="T24" style:family="text">
      <style:text-properties fo:color="#3333b3" fo:font-weight="bold" style:font-weight-asian="bold" style:font-weight-complex="bold"/>
    </style:style>
    <style:style style:name="T25" style:family="text">
      <style:text-properties style:font-name="LMSans10-Regular" fo:font-size="8.5pt" style:font-name-asian="LMSans10-Regular" style:font-size-asian="8.5pt" style:font-name-complex="LMSans10-Regular" style:font-size-complex="8.5pt"/>
    </style:style>
    <style:style style:name="T26" style:family="text">
      <style:text-properties fo:color="#000000"/>
    </style:style>
    <style:style style:name="T27" style:family="text">
      <style:text-properties fo:color="#000000" style:font-name-asian="LMSans10-Regular" style:font-name-complex="LMSans10-Regular"/>
    </style:style>
    <style:style style:name="T28" style:family="text">
      <style:text-properties fo:color="#000000" fo:font-weight="bold" style:font-name-asian="LMSans10-Regular" style:font-weight-asian="bold" style:font-name-complex="LMSans10-Regular" style:font-weight-complex="bold"/>
    </style:style>
    <style:style style:name="T29" style:family="text">
      <style:text-properties fo:color="#000000" fo:font-weight="bold" style:font-name-asian="LMMono10-Regular" style:font-weight-asian="bold" style:font-name-complex="LMMono10-Regular" style:font-weight-complex="bold"/>
    </style:style>
    <style:style style:name="T30" style:family="text">
      <style:text-properties fo:color="#000000" style:font-name="Times New Roman" fo:font-size="8pt" style:font-size-asian="8pt" style:font-size-complex="8pt"/>
    </style:style>
    <style:style style:name="T31" style:family="text">
      <style:text-properties fo:color="#000000" fo:font-weight="normal" style:font-weight-asian="normal" style:font-weight-complex="normal"/>
    </style:style>
    <style:style style:name="T32" style:family="text">
      <style:text-properties fo:color="#000000" fo:font-style="italic" style:font-name-asian="LMSans10-Oblique" style:font-style-asian="italic" style:font-name-complex="LMSans10-Oblique" style:font-style-complex="italic"/>
    </style:style>
    <style:style style:name="T33" style:family="text">
      <style:text-properties fo:color="#000000" style:font-name-asian="LMMono10-Regular1" style:font-name-complex="LMMono10-Regular1"/>
    </style:style>
    <style:style style:name="T34" style:family="text">
      <style:text-properties fo:color="#000000" style:font-name-asian="LMSans8-Regular" style:font-name-complex="LMSans8-Regular"/>
    </style:style>
    <style:style style:name="T35" style:family="text">
      <style:text-properties fo:color="#000000" style:font-name-asian="LMMono10-Regular" style:font-name-complex="LMMono10-Regular"/>
    </style:style>
    <style:style style:name="T36" style:family="text">
      <style:text-properties style:font-name-asian="LMSans10-Regular" style:font-name-complex="LMSans10-Regular"/>
    </style:style>
    <style:style style:name="T37" style:family="text">
      <style:text-properties fo:color="#ff0000"/>
    </style:style>
    <style:style style:name="T38" style:family="text">
      <style:text-properties fo:color="#ff0000" fo:font-weight="bold" style:font-name-asian="LMSans10-Regular" style:font-weight-asian="bold" style:font-name-complex="LMSans10-Regular" style:font-weight-complex="bold"/>
    </style:style>
    <style:style style:name="T39" style:family="text">
      <style:text-properties fo:color="#ff0000" style:font-name-asian="LMSans12-Regular" style:font-name-complex="LMSans12-Regular"/>
    </style:style>
    <style:style style:name="T40" style:family="text">
      <style:text-properties style:font-name-asian="LMMono10-Regular" style:font-name-complex="LMMono10-Regular"/>
    </style:style>
    <style:style style:name="T41" style:family="text">
      <style:text-properties fo:color="#0000ff"/>
    </style:style>
    <style:style style:name="T42" style:family="text">
      <style:text-properties fo:color="#0000ff" style:font-name-asian="LMMono10-Regular1" style:font-name-complex="LMMono10-Regular1"/>
    </style:style>
    <style:style style:name="T43" style:family="text">
      <style:text-properties fo:color="#0000ff" fo:font-weight="bold" style:font-name-asian="LMMono10-Regular" style:font-weight-asian="bold" style:font-name-complex="LMMono10-Regular" style:font-weight-complex="bold"/>
    </style:style>
    <style:style style:name="T44" style:family="text">
      <style:text-properties fo:color="#0000ff" style:font-name-asian="LMMono10-Regular" style:font-name-complex="LMMono10-Regular"/>
    </style:style>
    <style:style style:name="T45" style:family="text">
      <style:text-properties style:font-name-asian="LMMono10-Regular1" style:font-name-complex="LMMono10-Regular1"/>
    </style:style>
    <style:style style:name="T46" style:family="text">
      <style:text-properties fo:color="#009a00"/>
    </style:style>
    <style:style style:name="T47" style:family="text">
      <style:text-properties fo:color="#009a00" style:font-name-asian="LMMono8-Regular" style:font-name-complex="LMMono8-Regular"/>
    </style:style>
    <style:style style:name="T48" style:family="text">
      <style:text-properties fo:color="#616ec5" fo:font-weight="bold" style:font-name-asian="LMMonoLt10-Bold" style:font-weight-asian="bold" style:font-name-complex="LMMonoLt10-Bold" style:font-weight-complex="bold"/>
    </style:style>
    <style:style style:name="T49" style:family="text">
      <style:text-properties style:font-name-asian="MSAM10" style:font-name-complex="MSAM10"/>
    </style:style>
    <style:style style:name="T50" style:family="text">
      <style:text-properties style:font-name-asian="LMSans12-Regular" style:font-name-complex="LMSans12-Regular"/>
    </style:style>
    <style:style style:name="T51" style:family="text">
      <style:text-properties style:font-name-asian="MSAM7" style:font-name-complex="MSAM7"/>
    </style:style>
    <style:style style:name="T52" style:family="text">
      <style:text-properties style:font-name-asian="LMSans8-Regular" style:font-name-complex="LMSans8-Regular"/>
    </style:style>
    <style:style style:name="T53" style:family="text">
      <style:text-properties style:font-name-asian="LMMono8-Regular" style:font-name-complex="LMMono8-Regular"/>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8"/></text:p>
      <text:section text:style-name="Sect1" text:name="magicdomid243">
        <text:p text:style-name="P21"><text:span text:style-name="T1">1)</text:span> Citer SGBD, réputé pour durée support.</text:p>
      </text:section>
      <text:section text:style-name="Sect1" text:name="magicdomid202">
        <text:p text:style-name="P20">PostgreSQL</text:p>
      </text:section>
      <text:section text:style-name="Sect1" text:name="magicdomid1861">
        <text:p text:style-name="P20"/>
      </text:section>
      <text:section text:style-name="Sect1" text:name="magicdomid1862">
        <text:p text:style-name="P20"><text:span text:style-name="T12">2) </text:span><text:span text:style-name="T11">Commande netstat -lnt , comment on s'en sert en pratique et pk.</text:span></text:p>
      </text:section>
      <text:section text:style-name="Sect1" text:name="magicdomid217">
        <text:p text:style-name="P20">La commande netstat -lnt | grep :$PGSQL_PORT permet de retourner des informations sur les états du réseau. Ici, on vérifie plus particulièrement que le port spécifié est libre, et s'il ne l'est pas, un message devrait être retourné.</text:p>
      </text:section>
      <text:section text:style-name="Sect1" text:name="magicdomid91">
        <text:p text:style-name="P20"/>
      </text:section>
      <text:section text:style-name="Sect1" text:name="magicdomid1863">
        <text:p text:style-name="P22"><text:span text:style-name="T1">3)</text:span> Vérifier qu'un serveur de BD s'est lancé correctement.</text:p>
      </text:section>
      <text:section text:style-name="Sect1" text:name="magicdomid265">
        <text:p text:style-name="P20">En utilisant la commande ls /tmp/pgsql/data, <text:s/>2 nouveaux fichiers viennent sont crées : postmaster.opts et postmaster.pid (fichiers qui n'existaient pas avant de lancer le serveur).</text:p>
      </text:section>
      <text:section text:style-name="Sect1" text:name="magicdomid233">
        <text:p text:style-name="P20">Aussi, avec la commande netstat -lnt | grep :$PGSQL_PORT, 2 lignes d'informations sont affichées, ce qui n'était pas le cas quand le serveur n'était pas encore lancé.</text:p>
      </text:section>
      <text:section text:style-name="Sect1" text:name="magicdomid9">
        <text:p text:style-name="P20"/>
      </text:section>
      <text:section text:style-name="Sect1" text:name="magicdomid1912">
        <text:p text:style-name="P22"><text:span text:style-name="T1">4)</text:span> CREATE TRIGGER D</text:p>
      </text:section>
      <text:section text:style-name="Sect1" text:name="magicdomid1913">
        <text:p text:style-name="P22">BEFORE INSERT ON T1</text:p>
      </text:section>
      <text:section text:style-name="Sect1" text:name="magicdomid1914">
        <text:p text:style-name="P22">FOR EACH ROW</text:p>
      </text:section>
      <text:section text:style-name="Sect1" text:name="magicdomid1915">
        <text:p text:style-name="P22">WHEN NEW A IN (SELECT A FROM T)</text:p>
      </text:section>
      <text:section text:style-name="Sect1" text:name="magicdomid1916">
        <text:p text:style-name="P22">BEGIN</text:p>
      </text:section>
      <text:section text:style-name="Sect1" text:name="magicdomid1917">
        <text:p text:style-name="P22">SELECT raise(ignore); --Lève une erreur</text:p>
      </text:section>
      <text:section text:style-name="Sect1" text:name="magicdomid1918">
        <text:p text:style-name="P22">END;</text:p>
      </text:section>
      <text:section text:style-name="Sect1" text:name="magicdomid5770">
        <text:p text:style-name="P22">Proposer contrainte d'intégrité équivalente et nommer type de cette contrainte.</text:p>
      </text:section>
      <text:section text:style-name="Sect1" text:name="magicdomid2594">
        <text:p text:style-name="P20"/>
        <text:p text:style-name="P20">Alter Table T </text:p>
      </text:section>
      <text:section text:style-name="Sect1" text:name="magicdomid2753">
        <text:p text:style-name="P20">ADD UNIQUE (A);</text:p>
      </text:section>
      <text:section text:style-name="Sect1" text:name="magicdomid2977">
        <text:p text:style-name="P20">On évite les doublons </text:p>
      </text:section>
      <text:section text:style-name="Sect1" text:name="magicdomid13">
        <text:p text:style-name="P20"/>
      </text:section>
      <text:section text:style-name="Sect1" text:name="magicdomid1921">
        <text:p text:style-name="P22"><text:span text:style-name="T1">5) </text:span>Reformuler contrainte de saisie non-nulle avec </text:p>
      </text:section>
      <text:section text:style-name="Sect1" text:name="magicdomid1922">
        <text:p text:style-name="P20"><text:span text:style-name="T11">déclencheur.</text:span></text:p>
      </text:section>
      <text:section text:style-name="Sect1" text:name="magicdomid3300">
        <text:p text:style-name="P20">CREATE OR REPLACE TRIGGER non-nulle</text:p>
      </text:section>
      <text:section text:style-name="Sect1" text:name="magicdomid3343">
        <text:p text:style-name="P20">BEFORE INSERT ON T</text:p>
      </text:section>
      <text:section text:style-name="Sect1" text:name="magicdomid3560">
        <text:p text:style-name="P20">BEGIN </text:p>
      </text:section>
      <text:section text:style-name="Sect1" text:name="magicdomid4022">
        <text:p text:style-name="P20">IF A IS NOT NULL THEN </text:p>
      </text:section>
      <text:section text:style-name="Sect1" text:name="magicdomid3801">
        <text:p text:style-name="P20">INSERT INTO T VALUES (A)</text:p>
      </text:section>
      <text:section text:style-name="Sect1" text:name="magicdomid3934">
        <text:p text:style-name="P20">END IF;</text:p>
      </text:section>
      <text:section text:style-name="Sect1" text:name="magicdomid3991">
        <text:p text:style-name="P20">END;</text:p>
      </text:section>
      <text:section text:style-name="Sect1" text:name="magicdomid3951">
        <text:p text:style-name="P20">$$ LANGUAGE plpgsql ; </text:p>
      </text:section>
      <text:section text:style-name="Sect1" text:name="magicdomid15">
        <text:p text:style-name="P20"/>
      </text:section>
      <text:section text:style-name="Sect1" text:name="magicdomid1923">
        <text:p text:style-name="P22"><text:span text:style-name="T1">6)</text:span> Fonction qui convertit des euros en dollars (avec un taux de 1,35).</text:p>
      </text:section>
      <text:section text:style-name="Sect1" text:name="magicdomid343">
        <text:p text:style-name="P20">CREATE OR REPLACE FUNCTION conversion ()</text:p>
      </text:section>
      <text:section text:style-name="Sect1" text:name="magicdomid18">
        <text:p text:style-name="P20">RETURNS TRIGGER AS $$</text:p>
      </text:section>
      <text:section text:style-name="Sect1" text:name="magicdomid19">
        <text:p text:style-name="P20">BEGIN</text:p>
      </text:section>
      <text:section text:style-name="Sect1" text:name="magicdomid20">
        <text:p text:style-name="P20">UPDATE Notation SET somme = somme *1.35 ;</text:p>
      </text:section>
      <text:section text:style-name="Sect1" text:name="magicdomid21">
        <text:p text:style-name="P20">RETURN NEW ;</text:p>
      </text:section>
      <text:section text:style-name="Sect1" text:name="magicdomid22">
        <text:p text:style-name="P20">end if;</text:p>
      </text:section>
      <text:section text:style-name="Sect1" text:name="magicdomid23">
        <text:p text:style-name="P20">END ;</text:p>
      </text:section>
      <text:section text:style-name="Sect1" text:name="magicdomid24">
        <text:p text:style-name="P20">$$ LANGUAGE plpgsql;</text:p>
      </text:section>
      <text:section text:style-name="Sect1" text:name="magicdomid25">
        <text:p text:style-name="P20"><text:line-break/>CREATE TRIGGER eurosDollar</text:p>
      </text:section>
      <text:section text:style-name="Sect1" text:name="magicdomid159">
        <text:p text:style-name="P20">AFTER INSERT ON Salaire</text:p>
      </text:section>
      <text:section text:style-name="Sect1" text:name="magicdomid29">
        <text:p text:style-name="P20">EXECUTE PROCEDURE conversion();</text:p>
      </text:section>
      <text:section text:style-name="Sect1" text:name="magicdomid30">
        <text:p text:style-name="P20"/>
      </text:section>
      <text:section text:style-name="Sect1" text:name="magicdomid755">
        <text:p text:style-name="P22"><text:span text:style-name="T1">7)</text:span> Les deux raisons motivent l'utilisation transactions?</text:p>
      </text:section>
      <text:section text:style-name="Sect1" text:name="magicdomid727">
        <text:p text:style-name="P20">Transaction-&gt;éxécutées de façon isolée </text:p>
      </text:section>
      <text:section text:style-name="Sect1" text:name="magicdomid711">
        <text:p text:style-name="P20">Transaction-&gt;en cas de panne MAJ ignorées</text:p>
      </text:section>
      <text:section text:style-name="Sect1" text:name="magicdomid2043">
        <text:p text:style-name="P20"><text:span text:style-name="T11"/></text:p>
        <text:p text:style-name="P20"><text:span text:style-name="T12">8)</text:span><text:span text:style-name="T11"> ''cinq neuf'' ?</text:span></text:p>
      </text:section>
      <text:section text:style-name="Sect1" text:name="magicdomid1465">
        <text:p text:style-name="P20">-&gt; Les "cinq neuf" correspondent à une disponibilité de 99,999%. Ce pourcentage correspond au temps où un service est assuré sur une période donnée. Dans le cas d'une année, un service "cinq neuf" n'est considérée indisponible que 5,26 minutes.</text:p>
      </text:section>
      <text:section text:style-name="Sect1" text:name="magicdomid1166">
        <text:p text:style-name="P20"/>
      </text:section>
      <text:section text:style-name="Sect1" text:name="magicdomid2044">
        <text:p text:style-name="P20"><text:span text:style-name="T12">9)</text:span><text:span text:style-name="T11"> Synthèse de l'ensemble du cours en décrivant les concepts abordés et la façon dont ils s'articulent.</text:span></text:p>
      </text:section>
      <text:section text:style-name="Sect1" text:name="magicdomid1793">
        <text:p text:style-name="P20">-&gt; On a aussi bien vu des éléments de sécurité (view, droits) que des éléments qui permettaient un certain contrôle des données (view, trigger). Ces 2 aspects permettent de mieux aborder le métier d'administrateur de bases de données. </text:p>
      </text:section>
      <text:section text:style-name="Sect1" text:name="magicdomid5769">
        <text:p text:style-name="P20"><text:span text:style-name="T7">On a aussi abordé la performance avec les Index</text:span> <text:span text:style-name="T7">et</text:span> <text:span text:style-name="T7">les</text:span> <text:span text:style-name="T7">transactions afin de permettre un meilleur accès aux données stockées. </text:span></text:p>
      </text:section>
      <text:section text:style-name="Sect1" text:name="magicdomid42">
        <text:p text:style-name="P20"><text:span text:style-name="T8"/></text:p>
      </text:section>
      <text:section text:style-name="Sect1" text:name="magicdomid2052">
        <text:p text:style-name="P20"><text:span text:style-name="T12">10) </text:span><text:span text:style-name="T11">Acronymes SGBD et DBMS?</text:span></text:p>
      </text:section>
      <text:section text:style-name="Sect1" text:name="magicdomid1806">
        <text:p text:style-name="P20">-&gt; SGBD : Systeme de Gestion de Base de Données</text:p>
      </text:section>
      <text:section text:style-name="Sect1" text:name="magicdomid47">
        <text:p text:style-name="P20">DBSM : Data Base System Management</text:p>
      </text:section>
      <text:section text:style-name="Sect1" text:name="magicdomid1808">
        <text:p text:style-name="P20"/>
      </text:section>
      <text:section text:style-name="Sect1" text:name="magicdomid2053">
        <text:p text:style-name="P22"><text:span text:style-name="T1">11)</text:span> En qui consiste métier d'administrateur de BD ? différents volets d'intervention ? aspects principaux ?</text:p>
      </text:section>
      <text:section text:style-name="Sect1" text:name="magicdomid4785">
        <text:p text:style-name="P20"><text:span text:style-name="T8">-&gt;En quoi ça consiste : </text:span></text:p>
      </text:section>
      <text:section text:style-name="Sect1" text:name="magicdomid3298">
        <text:p text:style-name="P20">Personne permettant le fonctionnement et l'évolution d'un système d'information utilisant un SGBD.</text:p>
      </text:section>
      <text:section text:style-name="Sect1" text:name="magicdomid2250">
        <text:p text:style-name="P20">2 catégories : (orientation contenu : modélisation, procédures, scripts// orientation contenant : contraintes, davantage d'administration)</text:p>
      </text:section>
      <text:section text:style-name="Sect1" text:name="magicdomid2583">
        <text:p text:style-name="P20">Nécessite des compétences en : développement (langage SQL), modélisation (connaissance fonctionnelle des données dans la base) et système et réseaux (interactions SGBD/OS, protocoles réseaux)</text:p>
      </text:section>
      <text:section text:style-name="Sect1" text:name="magicdomid3302">
        <text:p text:style-name="P20"/>
      </text:section>
      <text:section text:style-name="Sect1" text:name="magicdomid3303">
        <text:p text:style-name="P23">Volets d'intervention : </text:p>
      </text:section>
      <text:section text:style-name="Sect1" text:name="magicdomid2780">
        <text:p text:style-name="P20">- &gt;Intégrité (vérifie cohérence des données, développe contraintes et procédures, effectue la validation)</text:p>
      </text:section>
      <text:section text:style-name="Sect1" text:name="magicdomid2927">
        <text:p text:style-name="P20">Disponibilité (plan de sauvegarde et de récup en cas de panne, cohérence des sauvegardes, archivage données, contact du support technique)</text:p>
      </text:section>
      <text:section text:style-name="Sect1" text:name="magicdomid3046">
        <text:p text:style-name="P20">Performance (Optimisation de la BD, ajustement paramètres SGBD, Elaboration de statistiques etc)</text:p>
      </text:section>
      <text:section text:style-name="Sect1" text:name="magicdomid3248">
        <text:p text:style-name="P20">Sécurité (Gestion des privilèges, coordonne mesures de sécurité, surveille accès à la BD)</text:p>
      </text:section>
      <text:section text:style-name="Sect1" text:name="magicdomid3256">
        <text:p text:style-name="P20"/>
      </text:section>
      <text:section text:style-name="Sect1" text:name="magicdomid3380">
        <text:p text:style-name="P20"><text:span text:style-name="T8">Aspects principaux : </text:span></text:p>
      </text:section>
      <text:section text:style-name="Sect1" text:name="magicdomid3644">
        <text:p text:style-name="P20">Tâches de mises en service : Validation schéma de données, installation, configuration et administration du SGBD, installation ressources matérielles, uniformisation de l'usage de la BD</text:p>
      </text:section>
      <text:section text:style-name="Sect1" text:name="magicdomid4011">
        <text:p text:style-name="P20">Activités de suivie(Maintenance : résolution<text:span text:style-name="T11"> problèmes, mise à jour, archivage //surveillance : rapports de performance, vérifie état du matériel, accès aux données // Tâches préventives : Etude d'autres environnement pour migrer, audit, prévision besoin futurs...)</text:span></text:p>
      </text:section>
      <text:section text:style-name="Sect1" text:name="magicdomid3276">
        <text:p text:style-name="P22"/>
      </text:section>
      <text:section text:style-name="Sect1" text:name="magicdomid4053">
        <text:p text:style-name="P22"><text:span text:style-name="T1">12)</text:span> Syntaxe qui permet de réaliser une requête DDL( création de table par exemple ). A quel(s) élément(s) faut-il faire attention lors de la recherche de cette information? Pourquoi?</text:p>
      </text:section>
      <text:section text:style-name="Sect1" text:name="magicdomid4148">
        <text:p text:style-name="P22">-&gt; Il faut faire attention au SGBD que l'on utilise puisque le type de requête diffère.</text:p>
      </text:section>
      <text:section text:style-name="Sect1" text:name="magicdomid4149">
        <text:p text:style-name="P22"/>
      </text:section>
      <text:section text:style-name="Sect1" text:name="magicdomid4270">
        <text:p text:style-name="P22">Par exemple, sur PostgreSQL, on utilise une fonction spécifique, sur Oracle Database, il y a des instructions DML mais pas DDL, tandis que sur mySQL, il y a une instruction DML.</text:p>
      </text:section>
      <text:section text:style-name="Sect1" text:name="magicdomid4271">
        <text:p text:style-name="P22"/>
      </text:section>
      <text:section text:style-name="Sect1" text:name="magicdomid4786">
        <text:p text:style-name="P23">(c'est ce que j'ai compris avec le cours)</text:p>
      </text:section>
      <text:section text:style-name="Sect1" text:name="magicdomid4317">
        <text:p text:style-name="P22"/>
      </text:section>
      <text:section text:style-name="Sect1" text:name="magicdomid4346">
        <text:p text:style-name="P22">-&gt; Sur google :</text:p>
      </text:section>
      <text:section text:style-name="Sect1" text:name="magicdomid4348">
        <text:p text:style-name="P22"/>
      </text:section>
      <text:section text:style-name="Sect1" text:name="magicdomid4349">
        <text:p text:style-name="P22">Les déclencheurs DDL et les déclencheurs DML sont utilisés dans des buts différents. </text:p>
      </text:section>
      <text:section text:style-name="Sect1" text:name="magicdomid4350">
        <text:p text:style-name="P22">Les  déclencheurs DML sont associés aux instructions INSERT, UPDATE et  DELETE et contribuent à l'application de règles métier et à l'intégrité  des données lorsque le contenu de tables ou de vues est modifié.</text:p>
      </text:section>
      <text:section text:style-name="Sect1" text:name="magicdomid4351">
        <text:p text:style-name="P22">Les  déclencheurs DDL fonctionnent sur les instructions CREATE, ALTER, DROP  et autres instructions DDL et procédures stockées qui effectuent des  opérations de type DDL. Ils sont utilisés pour exécuter des tâches  administratives et appliquer des règles métier qui concernent les bases  de données. Ils s'appliquent à toutes les commandes d'un même type dans  une base de données, ou sur un serveur.</text:p>
      </text:section>
      <text:section text:style-name="Sect1" text:name="magicdomid51">
        <text:p text:style-name="P22"/>
      </text:section>
      <text:section text:style-name="Sect1" text:name="magicdomid4787">
        <text:p text:style-name="P22"><text:span text:style-name="T1">13)</text:span> Expliquer le problème qui se pose dans la requête suivante si l'attribut A possède des valeurs nulles mais pas l'attribut B.</text:p>
      </text:section>
      <text:section text:style-name="Sect1" text:name="magicdomid4788">
        <text:p text:style-name="P22">SELECT * FROM T WHERE A NOT IN ( SELECT B FROM U )</text:p>
      </text:section>
      <text:section text:style-name="Sect1" text:name="magicdomid4371">
        <text:p text:style-name="P22"/>
      </text:section>
      <text:section text:style-name="Sect1" text:name="magicdomid4543">
        <text:p text:style-name="P22">-&gt; Si A possède des attributs null mais pas B, alors il y aura certains résultats qui ne seront pas retournés. (???)</text:p>
      </text:section>
      <text:section text:style-name="Sect1" text:name="magicdomid5842">
        <text:p text:style-name="P22">En gros on pourra afficher quand tous les A seront null + les cas où B n'a pas les mêmes valeurs.</text:p>
      </text:section>
      <text:section text:style-name="Sect1" text:name="magicdomid4368">
        <text:p text:style-name="P22"/>
      </text:section>
      <text:section text:style-name="Sect1" text:name="magicdomid4789">
        <text:p text:style-name="P22"><text:span text:style-name="T1">14) </text:span>Comparer les deux SGBD vus en TP ( force et faiblesses respectives par exemple ).</text:p>
      </text:section>
      <text:section text:style-name="Sect1" text:name="magicdomid5190">
        <text:p text:style-name="P22">PostgreSQL: gros volume de données, plus avancé que mySQL, volonté de supporter le standard, optimisateur de requêtes efficace, réputé pour être lent, en particulier pour les requêtes simples, SGBD libre le plus avancé du monde, -9% d'offres d'emploi du 13/2/2013 au 13/02/2015</text:p>
      </text:section>
      <text:section text:style-name="Sect1" text:name="magicdomid5194">
        <text:p text:style-name="P22">MySQL : petit volume de données, SGBD libre le plus populaire du monde, +21% d'offres d'emploi du 13/2/2013 au 13/02/2015</text:p>
      </text:section>
      <text:section text:style-name="Sect1" text:name="magicdomid5334">
        <text:p text:style-name="P22">-&gt; Performance actuelle de MySQL et PostgreSQL comprabales </text:p>
      </text:section>
      <text:section text:style-name="Sect1" text:name="magicdomid5310">
        <text:p text:style-name="P22"/>
      </text:section>
      <text:section text:style-name="Sect1" text:name="magicdomid6343">
        <text:p text:style-name="P22"><text:span text:style-name="T1">15)</text:span> 4 contraintes de types distincts ; indiquer le niveau auquel elle agit,son effet et donner le mot-clé SQL associé. </text:p>
      </text:section>
      <text:section text:style-name="Sect1" text:name="magicdomid5588">
        <text:p text:style-name="P22">Contraintes sur les attributs et les tuples :</text:p>
      </text:section>
      <text:section text:style-name="Sect1" text:name="magicdomid5640">
        <text:p text:style-name="P24">Saisie non-nulle (NOT NULL).</text:p>
      </text:section>
      <text:section text:style-name="Sect1" text:name="magicdomid5639">
        <text:p text:style-name="P24">Unicité (UNIQUE).</text:p>
      </text:section>
      <text:section text:style-name="Sect1" text:name="magicdomid5637">
        <text:p text:style-name="P24">Intégrité de domaine (CHECK).</text:p>
      </text:section>
      <text:section text:style-name="Sect1" text:name="magicdomid5634">
        <text:p text:style-name="P22">Contraintes sur les clés (niveau table) :</text:p>
      </text:section>
      <text:section text:style-name="Sect1" text:name="magicdomid5633">
        <text:p text:style-name="P24">Intégrité d’entité (PRIMARY KEY).</text:p>
      </text:section>
      <text:section text:style-name="Sect1" text:name="magicdomid5632">
        <text:p text:style-name="P24">Intégrité référentielle (FOREIGN KEY).</text:p>
      </text:section>
      <text:section text:style-name="Sect1" text:name="magicdomid5630">
        <text:p text:style-name="P22">Assertions générales (niveau schéma).</text:p>
      </text:section>
      <text:section text:style-name="Sect1" text:name="magicdomid5523">
        <text:p text:style-name="P22"/>
      </text:section>
      <text:section text:style-name="Sect1" text:name="magicdomid5628">
        <text:p text:style-name="P22"><text:span text:style-name="T1">16)</text:span> Expliquer et discuter l'intérêt des vues ? </text:p>
      </text:section>
      <text:section text:style-name="Sect1" text:name="magicdomid5762">
        <text:p text:style-name="P20">-&gt; Dissocier l’accès aux données de l’organisation conceptuelle (favorise l’indépendance des données et des programmes). </text:p>
      </text:section>
      <text:section text:style-name="Sect1" text:name="magicdomid5710">
        <text:p text:style-name="P20">-&gt; Masquer certaines informations et restreindre des droits d’accès. </text:p>
      </text:section>
      <text:section text:style-name="Sect1" text:name="magicdomid5727">
        <text:p text:style-name="P20">-&gt; Faciliter l’accès aux données (requêtes plus naturelles).</text:p>
      </text:section>
      <text:section text:style-name="Sect1" text:name="magicdomid5751">
        <text:p text:style-name="P20">-&gt; Améliorer les performances des requêtes. </text:p>
      </text:section>
      <text:section text:style-name="Sect1" text:name="magicdomid60">
        <text:p text:style-name="P20"/>
      </text:section>
      <text:section text:style-name="Sect1" text:name="magicdomid6107">
        <text:p text:style-name="P22"><text:span text:style-name="T1">17)</text:span> Avantages et inconvénients d'une vue matérialisée par rapport à vue simple?</text:p>
      </text:section>
      <text:section text:style-name="Sect1" text:name="magicdomid5963">
        <text:p text:style-name="P20">Avantages : </text:p>
      </text:section>
      <text:section text:style-name="Sect1" text:name="magicdomid6213">
        <text:p text:style-name="P20">restreindre accès , facilite accès aux données, mises à jour automatiques -&gt;augmentation des performances des requêtes, synchronisation entre les tables de base et la vue matérialisée</text:p>
      </text:section>
      <text:section text:style-name="Sect1" text:name="magicdomid6168">
        <text:p text:style-name="P20"/>
        <text:p text:style-name="P20">Vue V = RequêteVue(T1, T2, ..., Tn).</text:p>
      </text:section>
      <text:section text:style-name="Sect1" text:name="magicdomid6102">
        <text:p text:style-name="P20">Les attributs de V sont ceux du résultat de la requête.</text:p>
      </text:section>
      <text:section text:style-name="Sect1" text:name="magicdomid6103">
        <text:p text:style-name="P20">Exécute RequêteVue et met le résultat dans V.</text:p>
      </text:section>
      <text:section text:style-name="Sect1" text:name="magicdomid6104">
        <text:p text:style-name="P20">Les requêtes utilisent V comme un table</text:p>
        <text:p text:style-name="P20">Défauts : Mises à jours automatiques qui provoque temps de calculs longs + synchronisation entre les tables et la vue matérialisée.</text:p>
      </text:section>
      <text:section text:style-name="Sect1" text:name="magicdomid6294">
        <text:p text:style-name="P20">(La synchronisation peut être à la fois bien et mauvaise, si beaucoup de calcul =&gt; ralenti mais si peu -&gt; Maj automatique)</text:p>
      </text:section>
      <text:section text:style-name="Sect1" text:name="magicdomid6296">
        <text:p text:style-name="P20"><text:soft-page-break/></text:p>
      </text:section>
      <text:section text:style-name="Sect1" text:name="magicdomid6010">
        <text:p text:style-name="P20">Inconvénients :</text:p>
      </text:section>
      <text:section text:style-name="Sect1" text:name="magicdomid6067">
        <text:p text:style-name="P20">La vue V peut être très large.</text:p>
      </text:section>
      <text:section text:style-name="Sect1" text:name="magicdomid6110">
        <text:p text:style-name="P20">Les modifications de T1, T2, ..., Tn nécessite de recalculer ou mettre à jour V..</text:p>
      </text:section>
      <text:section text:style-name="Sect1" text:name="magicdomid6169">
        <text:p text:style-name="P20">- Des modifications peuvent invalider la vue matérialisée</text:p>
      </text:section>
      <text:section text:style-name="Sect1" text:name="magicdomid6171">
        <text:p text:style-name="P20"/>
        <text:p text:style-name="P20">Le gain en performance dépend de plusieurs facteurs :</text:p>
      </text:section>
      <text:section text:style-name="Sect1" text:name="magicdomid6173">
        <text:p text:style-name="P20">Taille des données.</text:p>
      </text:section>
      <text:section text:style-name="Sect1" text:name="magicdomid6174">
        <text:p text:style-name="P20">Complexité de la vue.</text:p>
        <text:p text:style-name="P20">Nombre de requêtes utilisant la vue.</text:p>
      </text:section>
      <text:section text:style-name="Sect1" text:name="magicdomid6176">
        <text:p text:style-name="P20">Nombre de modifications affectant la vue.</text:p>
      </text:section>
      <text:section text:style-name="Sect1" text:name="magicdomid6177">
        <text:p text:style-name="P20">Maintenance incrémentale vs. calcul complet.</text:p>
      </text:section>
      <text:section text:style-name="Sect1" text:name="magicdomid6178">
        <text:p text:style-name="P20">Lié au compromis lecture/écriture.</text:p>
      </text:section>
      <text:section text:style-name="Sect1" text:name="magicdomid6249">
        <text:p text:style-name="P20"/>
        <text:p text:style-name="P21"><text:span text:style-name="T1">18)</text:span> Définir ce qu'est une transaction. </text:p>
      </text:section>
      <text:section text:style-name="Sect1" text:name="magicdomid6250">
        <text:p text:style-name="P20">Une transaction est une séquence d’une ou plusieurs requêtes SQL considérées comme un élément unitaire. </text:p>
      </text:section>
      <text:section text:style-name="Sect1" text:name="magicdomid4803">
        <text:p text:style-name="P20"><text:span text:style-name="T1"/></text:p>
        <text:p text:style-name="P20"><text:span text:style-name="T12">19)</text:span><text:span text:style-name="T11"> ACID </text:span></text:p>
      </text:section>
      <text:section text:style-name="Sect1" text:name="magicdomid6339">
        <text:p text:style-name="P20">Atomicité : chaque transaction est soit prise en compte entièrement ou complètement</text:p>
      </text:section>
      <text:section text:style-name="Sect1" text:name="magicdomid6337">
        <text:p text:style-name="P20">ignorée en cas d’échec (principe du tout-ou-rien).</text:p>
      </text:section>
      <text:section text:style-name="Sect1" text:name="magicdomid67">
        <text:p text:style-name="P20">Cohérence : La sérialisation assure que les contraintes sont toujours respectées</text:p>
      </text:section>
      <text:section text:style-name="Sect1" text:name="magicdomid6020">
        <text:p text:style-name="P20">Isolation : Exécution seule (aucunes interactions). Aucune dépendance possible entre les transactions. -&gt;exécution simultanée de transactions produit  le même état que celui qui serait obtenu par l'exécution en série des  transactions</text:p>
      </text:section>
      <text:section text:style-name="Sect1" text:name="magicdomid6333">
        <text:p text:style-name="P20">Durabilité : si le système subit une panne, tous les effets de la transaction concernée restent dans la bases de données.</text:p>
      </text:section>
      <text:section text:style-name="Sect1" text:name="magicdomid70">
        <text:p text:style-name="P20"/>
      </text:section>
      <text:section text:style-name="Sect1" text:name="magicdomid4804">
        <text:p text:style-name="P20"><text:span text:style-name="T12">20)</text:span><text:span text:style-name="T11"> Expliquer les différents types de lectures posant problème ( une phrase prècise et synthétique par lecture )</text:span></text:p>
      </text:section>
      <text:section text:style-name="Sect1" text:name="magicdomid4805">
        <text:p text:style-name="P20"/>
      </text:section>
      <text:section text:style-name="Sect1" text:name="magicdomid4806">
        <text:p text:style-name="P20">Lecture sale : Une transaction lit des données écrites par une transaction concurrente         sans commit. </text:p>
      </text:section>
      <text:section text:style-name="Sect1" text:name="magicdomid162">
        <text:p text:style-name="P20">Lecture non-reproductible : Une transaction relit des données qu'elle a lu précédemment et trouve que les données ont été modifiées par une autre transaction (validée depuis la lecture initiale).  </text:p>
      </text:section>
      <text:section text:style-name="Sect1" text:name="magicdomid4051">
        <text:p text:style-name="P20">Lecture fantôme : Lire une valeur qui n'est plus la même.<text:line-break/></text:p>
      </text:section>
      <text:section text:style-name="Sect1" text:name="magicdomid4808">
        <text:p text:style-name="P22"><text:span text:style-name="T1">21) </text:span>Compléter tableau en indiquant les garanties offertes par chaque niveau d'isolation (oui si le problème peut apparaître, non sinon).</text:p>
      </text:section>
      <text:section text:style-name="Sect1" text:name="magicdomid78">
        <text:p text:style-name="P20"/>
      </text:section>
      <text:section text:style-name="Sect1" text:name="magicdomid79">
        <text:p text:style-name="P20">READ UNCOMMITED-&gt; lecture sale + non reproductible + lecture fantome</text:p>
      </text:section>
      <text:section text:style-name="Sect1" text:name="magicdomid80">
        <text:p text:style-name="P25"><text:span text:style-name="T14">READ COMMITED -&gt; non reproductible(</text:span><text:span text:style-name="T25">un élément déjà lu ne change pas de valeur</text:span><text:span text:style-name="T14">) + lecture fantome</text:span></text:p>
      </text:section>
      <text:section text:style-name="Sect1" text:name="magicdomid81">
        <text:p text:style-name="P20">REPEATABLE READ -&gt; lecture fantome (pas de garantie de sérialisation)</text:p>
      </text:section>
      <text:section text:style-name="Sect1" text:name="magicdomid82">
        <text:p text:style-name="P20">SERIALIZABLE -&gt; Protège de tout</text:p>
      </text:section>
      <text:section text:style-name="Sect1" text:name="magicdomid83">
        <text:p text:style-name="P3"><text:span text:style-name="T14">(LECTURE SALE </text:span><text:span text:style-name="T15">-&gt;une </text:span><text:span text:style-name="T36">donnée </text:span><text:span text:style-name="T2">sale </text:span><text:span text:style-name="T36">est une donnée qui a été écrite par une transaction</text:span></text:p>
        <text:p text:style-name="P4"><text:span text:style-name="T36">non-validée (sans commit))</text:span></text:p>
        <text:p text:style-name="P6"><text:span text:style-name="T12"/></text:p>
        <text:p text:style-name="P6"><text:span text:style-name="T12">22)</text:span><text:span text:style-name="T11"> Supposons que vous avez oublié comment on commence une transaction en SQL et que vous décidez d'utiliser un moteur de recherche pour trouver cette information.Que doit-elle inclure ?</text:span></text:p>
        <text:p text:style-name="P3"><text:span text:style-name="T14"><text:line-break/></text:span>START TRANSACTION</text:p>
        <text:p text:style-name="Preformatted_20_Text"><text:span text:style-name="T30"><text:s text:c="4"/>[</text:span><text:span text:style-name="Source_20_Text"><text:span text:style-name="T30">transaction_characteristic</text:span></text:span><text:span text:style-name="T30"> [, </text:span><text:span text:style-name="Source_20_Text"><text:span text:style-name="T30">transaction_characteristic</text:span></text:span><text:span text:style-name="T30">] ...]</text:span></text:p>
        <text:p text:style-name="P26"/>
        <text:p text:style-name="Preformatted_20_Text"><text:span text:style-name="Source_20_Text"><text:span text:style-name="T30">transaction_characteristic</text:span></text:span><text:span text:style-name="T30">:</text:span></text:p>
        <text:p text:style-name="P26"><text:s text:c="4"/>WITH CONSISTENT SNAPSHOT</text:p>
        <text:p text:style-name="P26"><text:s/>READ WRITE</text:p>
        <text:p text:style-name="P26">READ ONLY</text:p>
        <text:p text:style-name="P26">BEGIN [WORK]</text:p>
        <text:p text:style-name="P26">COMMIT [WORK] [AND [NO] CHAIN] [[NO] RELEASE]</text:p>
        <text:p text:style-name="P26">ROLLBACK [WORK] [AND [NO] CHAIN] [[NO] RELEASE]</text:p>
        <text:p text:style-name="P27">SET autocommit = {0 | 1} </text:p>
        <text:p text:style-name="P27">PARTIE COURS</text:p>
        <text:p text:style-name="P28"><text:span text:style-name="T3">CONTRAINTES</text:span><text:span text:style-name="T50">(statique)</text:span></text:p>
        <text:p text:style-name="P7">Contraint les états de la base de données aux états valide, imposent des restrictions sur les données admises, détection des erreurs (<text:span text:style-name="T40">INSERT, UPDATE,DELETE.</text:span></text:p>
        <text:p text:style-name="P7"><text:span text:style-name="T49">I </text:span>Garantir la cohérence des données.</text:p>
        <text:p text:style-name="P8"><text:span text:style-name="T49">I </text:span>Indiquer au système la nature des données.</text:p>
        <text:p text:style-name="P1"/>
        <text:p text:style-name="P14"><text:span text:style-name="T1">DECLENCHEURS</text:span> (dynamique)</text:p>
        <text:p text:style-name="P11">Surveille les changements de la base de données, vérifie des conditions et</text:p>
        <text:p text:style-name="P17"><text:span text:style-name="T36">initie des actions.</text:span></text:p>
        <text:p text:style-name="P13">Règles <text:span text:style-name="T10">Événement-condition-action</text:span></text:p>
        <text:p text:style-name="P14"><text:span text:style-name="T36">Quand un </text:span><text:span text:style-name="T9">événement </text:span><text:span text:style-name="T36">se produit, vérifier la </text:span><text:span text:style-name="T9">condition </text:span><text:span text:style-name="T36">: si vraie, alors réaliser</text:span></text:p>
        <text:p text:style-name="P17"><text:span text:style-name="T36">l’</text:span><text:span text:style-name="T9">action</text:span><text:span text:style-name="T36">.</text:span></text:p>
        <text:p text:style-name="P12">Déplacer la logique des applications dans le SGBD.</text:p>
        <text:p text:style-name="P18"><text:span text:style-name="T36">Garantir les contraintes, Meilleure expressivité</text:span><text:span text:style-name="T51"> </text:span><text:span text:style-name="T36">Logique de réparation.</text:span></text:p>
        <text:p text:style-name="P18"><text:span text:style-name="T36"/></text:p>
        <text:p text:style-name="P15">CREATE TRIGGER nom</text:p>
        <text:p text:style-name="P16">{ BEFORE | AFTER | INSTEAD OF } événement</text:p>
        <text:p text:style-name="P16">[variables référencées]</text:p>
        <text:p text:style-name="P16">[REFERENCING OLD ROW AS X NEW ROW AS Y]</text:p>
        <text:p text:style-name="P16">[ FOR EACH ROW ]</text:p>
        <text:p text:style-name="P16">WHEN (condition)</text:p>
        <text:p text:style-name="P17"><text:span text:style-name="T45">action</text:span></text:p>
        <text:p text:style-name="P15">OLD ROW AS</text:p>
        <text:p text:style-name="P16">NEW ROW AS</text:p>
        <text:p text:style-name="P16">OLD TABLE AS </text:p>
        <text:p text:style-name="P17"><text:span text:style-name="T45">NEW TABLE AS </text:span></text:p>
        <text:p text:style-name="P17">Classification</text:p>
        <text:p text:style-name="P12">Déclenchement (événement) :</text:p>
        <text:p text:style-name="P11">Niveau du déclencheur (tuple vs requête).</text:p>
        <text:p text:style-name="P11">Moment de l’action.</text:p>
        <text:p text:style-name="P11">Condition dans <text:span text:style-name="T45">WHEN </text:span>ou dans l’action.</text:p>
        <text:p text:style-name="P11">Non-déterminisme :</text:p>
        <text:p text:style-name="P11">Ordre de traitement des tuples.</text:p>
        <text:p text:style-name="P11">Plusieurs déclencheurs activés en même temps.</text:p>
        <text:p text:style-name="P11">Activation de déclencheurs en chaîne :</text:p>
        <text:p text:style-name="P11">Déclenchement récursif et cycle.</text:p>
        <text:p text:style-name="P11">Invocation imbriquée.</text:p>
        <text:p text:style-name="P11">Variations dans les implémentations (aucun système n’implémente le</text:p>
        <text:p text:style-name="P17"><text:span text:style-name="T36">standard)</text:span></text:p>
        <text:p text:style-name="P17"><text:span text:style-name="T36"/></text:p>
        <text:p text:style-name="P19"><text:span text:style-name="T36">INDEX</text:span></text:p>
        <text:p text:style-name="P17"><text:span text:style-name="T36">Améliore performances de BD.</text:span></text:p>
        <text:p text:style-name="P12">Index = Sélections sur un ensembles d’attributs.</text:p>
        <text:p text:style-name="P11">Jointures sur plusieurs tables (création automatique d’index sur <text:s/>clés primaires).</text:p>
        <text:p text:style-name="P18"><text:span text:style-name="T36"/></text:p>
        <text:p text:style-name="P13">Table de hachage</text:p>
        <text:p text:style-name="P14"><text:span text:style-name="T36">Accélère sélections avec une contrainte d’égalité</text:span></text:p>
        <text:p text:style-name="P14"><text:span text:style-name="T36">Améliore les performances des jointures.</text:span></text:p>
        <text:p text:style-name="P17"><text:span text:style-name="T36">Coût constant.</text:span></text:p>
        <text:p text:style-name="P17"><text:span text:style-name="T36"/></text:p>
        <text:p text:style-name="P13">Arbre équilibré</text:p>
        <text:p text:style-name="P13"><text:span text:style-name="T36">Prend en compte l’égalité et les comparaisons (</text:span></text:p>
        <text:p text:style-name="P14"><text:span text:style-name="T36">Accélère la recherche de minimum (</text:span><text:span text:style-name="T45">MIN</text:span><text:span text:style-name="T36">) ou le tri de l’affichage (</text:span><text:span text:style-name="T45">ORDER</text:span></text:p>
        <text:p text:style-name="P18"><text:span text:style-name="T45">BY= et c</text:span><text:span text:style-name="T36">oût logarithmique.</text:span></text:p>
        <text:p text:style-name="P13"><text:span text:style-name="T36"/></text:p>
        <text:p text:style-name="P13">Inconvénients</text:p>
        <text:p text:style-name="P18"><text:span text:style-name="T36">Coût mémoire (marginal) // lors de la création de l’index (medium) //maintenance (peut dépasser gain)</text:span></text:p>
        <text:p text:style-name="P17"><text:span text:style-name="T36">Syntaxe</text:span></text:p>
        <text:p text:style-name="P17"><text:span text:style-name="T45">CREATE UNIQUE INDEX </text:span><text:span text:style-name="T45">nomIndex </text:span><text:span text:style-name="T45">ON </text:span><text:span text:style-name="T45">T(A) </text:span><text:span text:style-name="T45">AS DROP INDEX </text:span><text:span text:style-name="T45">nomIndex</text:span></text:p>
        <text:p text:style-name="P17"><text:span text:style-name="T36"/></text:p>
        <text:p text:style-name="P19"><text:span text:style-name="T36">SECURITE</text:span></text:p>
        <text:p text:style-name="P18"><text:span text:style-name="T36">Limiter visibilité et protéger données</text:span></text:p>
        <text:p text:style-name="P15"/>
        <text:p text:style-name="P15">GRANT droits ON T TO utilisateurs</text:p>
        <text:p text:style-name="P17"><text:span text:style-name="T45">[ WITH GRANT OPTION ]</text:span></text:p>
        <text:p text:style-name="P17"><text:span text:style-name="T36"/></text:p>
        <text:p text:style-name="P15">REVOKE droits ON T FROM utilisateurs</text:p>
        <text:p text:style-name="P16">[ CASCADE | RESTRICT ]</text:p>
        <text:p text:style-name="P16">CASCADE <text:span text:style-name="T36">Révoque droits attribués transitivement sauf si attribués par un autre</text:span></text:p>
        <text:p text:style-name="P17"><text:span text:style-name="T45">RESTRICT </text:span><text:span text:style-name="T36">S’arrête si </text:span><text:span text:style-name="T45">CASCADE </text:span><text:span text:style-name="T36">aurait révoqué d’autres droits (défaut).</text:span></text:p>
        <text:p text:style-name="P17"><text:span text:style-name="T36"/></text:p>
        <text:p text:style-name="P19"><text:span text:style-name="T36">VUE</text:span></text:p>
        <text:p text:style-name="P4"><text:span text:style-name="T36">Syntaxe : </text:span></text:p>
        <text:p text:style-name="P4"><text:span text:style-name="T36"/></text:p>
        <text:p text:style-name="P9">CREATE VIEW <text:span text:style-name="T4">Formations </text:span>AS</text:p>
        <text:p text:style-name="P4"><text:span text:style-name="T52">2 </text:span><text:span text:style-name="T53">SELECT DISTINCT </text:span><text:span text:style-name="T4">formation </text:span><text:span text:style-name="T53">FROM </text:span><text:span text:style-name="T4">Candidature</text:span></text:p>
        <text:p text:style-name="P4"><text:span text:style-name="T5"/></text:p>
        <text:p text:style-name="P17"><text:span text:style-name="T5">PROCEDURE</text:span></text:p>
        <text:p text:style-name="P7">Fournit des structures de programmation impérative : procédures, fonctions,</text:p>
        <text:p text:style-name="P7">instructions de contrôle et variables déclarées.</text:p>
        <text:p text:style-name="P2"><text:span text:style-name="T5"/></text:p>
        <text:p text:style-name="P7">Utilisation :</text:p>
        <text:p text:style-name="P1"><text:span text:style-name="T49">M</text:span><text:span text:style-name="T36">aintenance, renforcer intégrité des données.</text:span></text:p>
        <text:p text:style-name="P7">Avantages :</text:p>
        <text:p text:style-name="P1"><text:span text:style-name="T36">Performance : Réduire trafic réseau, plus rapides (compilation possible).</text:span></text:p>
        <text:p text:style-name="P1"><text:span text:style-name="T36">Modularité : découpler gestion des données des applications clientes.</text:span></text:p>
        <text:p text:style-name="P1"><text:span text:style-name="T36">Centraliser la logique avec les données, Réutilisation portable des procédures.</text:span></text:p>
        <text:p text:style-name="P5"><text:span text:style-name="T36">Sécurité : Gestion des permissions</text:span></text:p>
        <text:p text:style-name="P4"><text:span text:style-name="T5"/></text:p>
        <text:p text:style-name="P2"><text:span text:style-name="T1">Syntaxe</text:span></text:p>
        <text:p text:style-name="P10">BEGIN</text:p>
        <text:p text:style-name="P10">instructions</text:p>
        <text:p text:style-name="P4"><text:span text:style-name="T40">END</text:span></text:p>
        <text:p text:style-name="P4"><text:span text:style-name="T5"/></text:p>
        <text:p text:style-name="P2"><text:span text:style-name="T1">Procédure (comparaison avec les fonctions)</text:span></text:p>
        <text:p text:style-name="P1">Fonction</text:p>
        <text:p text:style-name="P1"><text:span text:style-name="T36">Peut être utilisée dans n’importe quelle expression.</text:span><text:span text:style-name="T36">Renvoie un scalaire ou une table.</text:span></text:p>
        <text:p text:style-name="P1">Procédure</text:p>
        <text:p text:style-name="P1"><text:span text:style-name="T36">Doit être invoquée dans des instructions séparées.</text:span></text:p>
        <text:p text:style-name="P1"><text:span text:style-name="T36">Peut ne rien renvoyer, renvoyer un ou plusieurs scalaires (en précédant</text:span></text:p>
        <text:p text:style-name="P4"><text:span text:style-name="T36">chaque argument par </text:span><text:span text:style-name="T40">OUT</text:span><text:span text:style-name="T36">) ou renvoyer une table.</text:span></text:p>
        <text:p text:style-name="P4"><text:span text:style-name="T5">Structure de contrôle </text:span></text:p>
        <text:p text:style-name="P4"><text:span text:style-name="T6">IF </text:span><text:span text:style-name="T6">condition </text:span><text:span text:style-name="T6">THEN</text:span></text:p>
        <text:p text:style-name="P10">instructions</text:p>
        <text:p text:style-name="P4"><text:span text:style-name="T40">[ ELSIF </text:span><text:span text:style-name="T40">condition </text:span><text:span text:style-name="T40">THEN</text:span></text:p>
        <text:p text:style-name="P4"><text:span text:style-name="T5">CASE...</text:span></text:p>
        <text:p text:style-name="P4"><text:span text:style-name="T5">WHEN … THEN...</text:span></text:p>
        <text:p text:style-name="P4"><text:span text:style-name="T5">LOOP... END LOOP</text:span></text:p>
        <text:p text:style-name="P4"><text:span text:style-name="T5">WHILE … DO ...<text:line-break/>END WHILE</text:span></text:p>
        <text:p text:style-name="P4"><text:span text:style-name="T5"/></text:p>
        <text:p text:style-name="P4"><text:span text:style-name="T5">Curseur </text:span></text:p>
        <text:p text:style-name="P2"><text:span text:style-name="T1">Motivation</text:span></text:p>
        <text:p text:style-name="P1"><text:span text:style-name="T36">Parcourir et manipuler des tables ligne par ligne.</text:span></text:p>
        <text:p text:style-name="P4"><text:span text:style-name="T36">Équivaut au concept d’</text:span><text:span text:style-name="T9">itérateur</text:span><text:span text:style-name="T36">.</text:span></text:p>
        <text:p text:style-name="P4"><text:span text:style-name="T50">Initialisation et terminaison</text:span></text:p>
        <text:p text:style-name="P1"><text:span text:style-name="T40">OPEN //CLOSE </text:span></text:p>
        <text:p text:style-name="P1">Lecture des données</text:p>
        <text:p text:style-name="P4"><text:span text:style-name="T40">FETCH </text:span><text:span text:style-name="T40">curseur </text:span><text:span text:style-name="T40">INTO </text:span><text:span text:style-name="T40">var1 </text:span><text:span text:style-name="T40">[, </text:span><text:span text:style-name="T40">var2 </text:span><text:span text:style-name="T40">]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MMono10-Regular1" svg:font-family="LMMono10-Regular"/>
    <style:font-face style:name="LMMono8-Regular" svg:font-family="LMMono8-Regular"/>
    <style:font-face style:name="LMMonoLt10-Bold" svg:font-family="LMMonoLt10-Bold"/>
    <style:font-face style:name="MSAM10" svg:font-family="MSAM10"/>
    <style:font-face style:name="MSAM7" svg:font-family="MSAM7"/>
    <style:font-face style:name="Mangal1" svg:font-family="Mangal"/>
    <style:font-face style:name="LMMono10-Regular" svg:font-family="LMMono10-Regular" style:font-family-generic="swiss"/>
    <style:font-face style:name="LMSans10-Bold" svg:font-family="LMSans10-Bold" style:font-family-generic="swiss"/>
    <style:font-face style:name="LMSans10-Oblique" svg:font-family="LMSans10-Oblique" style:font-family-generic="swiss"/>
    <style:font-face style:name="LMSans10-Regular" svg:font-family="LMSans10-Regular" style:font-family-generic="swiss"/>
    <style:font-face style:name="LMSans12-Oblique" svg:font-family="LMSans12-Oblique" style:font-family-generic="swiss"/>
    <style:font-face style:name="LMSans12-Regular" svg:font-family="LMSans12-Regular" style:font-family-generic="swiss"/>
    <style:font-face style:name="LMSans8-Regular" svg:font-family="LMSans8-Regular"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fo:column-gap="0cm">
          <style:column style:rel-width="3212*" fo:start-indent="0cm" fo:end-indent="0cm"/>
          <style:column style:rel-width="3212*" fo:start-indent="0cm" fo:end-indent="0cm"/>
          <style:column style:rel-width="3214*"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ack</meta:initial-creator>
    <meta:creation-date>2015-03-05T01:21:58.86</meta:creation-date>
    <dc:date>2015-03-05T03:07:05.11</dc:date>
    <dc:creator>Aurack</dc:creator>
    <meta:editing-duration>PT1H45M2S</meta:editing-duration>
    <meta:editing-cycles>21</meta:editing-cycles>
    <meta:generator>OpenOffice/4.0.1$Win32 OpenOffice.org_project/401m5$Build-9714</meta:generator>
    <meta:document-statistic meta:table-count="0" meta:image-count="0" meta:object-count="0" meta:page-count="2" meta:paragraph-count="246" meta:word-count="2076" meta:character-count="13515"/>
  </office:meta>
</office:document-meta>
</file>